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Transformed_20_by_20_JSON-CSV.CO">
      <style:table-properties table:display="true" style:writing-mode="lr-tb"/>
    </style:style>
    <number:date-style style:name="N8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 style:data-style-name="N8036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ransformed by JSON-CSV.CO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5" table:default-cell-style-name="Excel_20_Built-in_20_Normal"/>
        <table:table-column table:style-name="co3" table:number-columns-repeated="3" table:default-cell-style-name="Excel_20_Built-in_20_Normal"/>
        <table:table-column table:style-name="co2" table:number-columns-repeated="5" table:default-cell-style-name="Excel_20_Built-in_20_Normal"/>
        <table:table-column table:style-name="co3" table:number-columns-repeated="1010" table:default-cell-style-name="Excel_20_Built-in_20_Normal"/>
        <table:table-row table:style-name="ro1">
          <table:table-cell office:value-type="string">
            <text:p>SI Code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number-columns-repeated="1018"/>
        </table:table-row>
        <table:table-row table:style-name="ro1">
          <table:table-cell office:value-type="string">
            <text:p>0-4</text:p>
          </table:table-cell>
          <table:table-cell office:value-type="float" office:value="475.53">
            <text:p>475.53</text:p>
          </table:table-cell>
          <table:table-cell office:value-type="float" office:value="541.83">
            <text:p>541.83</text:p>
          </table:table-cell>
          <table:table-cell office:value-type="float" office:value="606.81">
            <text:p>606.81</text:p>
          </table:table-cell>
          <table:table-cell office:value-type="float" office:value="1081.31">
            <text:p>1081.31</text:p>
          </table:table-cell>
          <table:table-cell office:value-type="float" office:value="1578.49">
            <text:p>1578.49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5-17</text:p>
          </table:table-cell>
          <table:table-cell office:value-type="float" office:value="540.03">
            <text:p>540.03</text:p>
          </table:table-cell>
          <table:table-cell office:value-type="float" office:value="624.54">
            <text:p>624.54</text:p>
          </table:table-cell>
          <table:table-cell office:value-type="float" office:value="712.34">
            <text:p>712.34</text:p>
          </table:table-cell>
          <table:table-cell office:value-type="float" office:value="1357.33">
            <text:p>1357.33</text:p>
          </table:table-cell>
          <table:table-cell office:value-type="float" office:value="2002.07">
            <text:p>2002.07</text:p>
          </table:table-cell>
          <table:table-cell table:number-columns-repeated="1018"/>
        </table:table-row>
        <table:table-row table:style-name="ro1">
          <table:table-cell office:value-type="string">
            <text:p>18-25</text:p>
          </table:table-cell>
          <table:table-cell office:value-type="float" office:value="862.39">
            <text:p>862.39</text:p>
          </table:table-cell>
          <table:table-cell office:value-type="float" office:value="1423.57">
            <text:p>1423.57</text:p>
          </table:table-cell>
          <table:table-cell office:value-type="float" office:value="1500.65">
            <text:p>1500.65</text:p>
          </table:table-cell>
          <table:table-cell office:value-type="float" office:value="2769.06">
            <text:p>2769.06</text:p>
          </table:table-cell>
          <table:table-cell office:value-type="float" office:value="3426.89">
            <text:p>3426.89</text:p>
          </table:table-cell>
          <table:table-cell table:number-columns-repeated="1018"/>
        </table:table-row>
        <table:table-row table:style-name="ro1">
          <table:table-cell office:value-type="string">
            <text:p>26-30</text:p>
          </table:table-cell>
          <table:table-cell office:value-type="float" office:value="1014.84">
            <text:p>1014.84</text:p>
          </table:table-cell>
          <table:table-cell office:value-type="float" office:value="1610.87">
            <text:p>1610.87</text:p>
          </table:table-cell>
          <table:table-cell office:value-type="float" office:value="1753.12">
            <text:p>1753.12</text:p>
          </table:table-cell>
          <table:table-cell office:value-type="float" office:value="3401.68">
            <text:p>3401.68</text:p>
          </table:table-cell>
          <table:table-cell office:value-type="float" office:value="4395.89">
            <text:p>4395.89</text:p>
          </table:table-cell>
          <table:table-cell table:number-columns-repeated="1018"/>
        </table:table-row>
        <table:table-row table:style-name="ro1">
          <table:table-cell office:value-type="string">
            <text:p>31-35</text:p>
          </table:table-cell>
          <table:table-cell office:value-type="float" office:value="1412.87">
            <text:p>1412.87</text:p>
          </table:table-cell>
          <table:table-cell office:value-type="float" office:value="2131.04">
            <text:p>2131.04</text:p>
          </table:table-cell>
          <table:table-cell office:value-type="float" office:value="2409.54">
            <text:p>2409.54</text:p>
          </table:table-cell>
          <table:table-cell office:value-type="float" office:value="5045.75">
            <text:p>5045.75</text:p>
          </table:table-cell>
          <table:table-cell office:value-type="float" office:value="6914.67">
            <text:p>6914.67</text:p>
          </table:table-cell>
          <table:table-cell table:number-columns-repeated="1018"/>
        </table:table-row>
        <table:table-row table:style-name="ro1">
          <table:table-cell office:value-type="string">
            <text:p>36-40</text:p>
          </table:table-cell>
          <table:table-cell office:value-type="float" office:value="2185.75">
            <text:p>2185.75</text:p>
          </table:table-cell>
          <table:table-cell office:value-type="float" office:value="3142.52">
            <text:p>3142.52</text:p>
          </table:table-cell>
          <table:table-cell office:value-type="float" office:value="3685.98">
            <text:p>3685.98</text:p>
          </table:table-cell>
          <table:table-cell office:value-type="float" office:value="8245.69">
            <text:p>8245.69</text:p>
          </table:table-cell>
          <table:table-cell office:value-type="float" office:value="11817.53">
            <text:p>11817.53</text:p>
          </table:table-cell>
          <table:table-cell table:number-columns-repeated="1018"/>
        </table:table-row>
        <table:table-row table:style-name="ro1">
          <table:table-cell office:value-type="string">
            <text:p>41-45</text:p>
          </table:table-cell>
          <table:table-cell office:value-type="float" office:value="3604.2">
            <text:p>3604.2</text:p>
          </table:table-cell>
          <table:table-cell office:value-type="float" office:value="5035.35">
            <text:p>5035.35</text:p>
          </table:table-cell>
          <table:table-cell office:value-type="float" office:value="6070.76">
            <text:p>6070.76</text:p>
          </table:table-cell>
          <table:table-cell office:value-type="float" office:value="14187.13">
            <text:p>14187.13</text:p>
          </table:table-cell>
          <table:table-cell office:value-type="float" office:value="20910.93">
            <text:p>20910.93</text:p>
          </table:table-cell>
          <table:table-cell table:number-columns-repeated="1018"/>
        </table:table-row>
        <table:table-row table:style-name="ro1">
          <table:table-cell office:value-type="string">
            <text:p>46-50</text:p>
          </table:table-cell>
          <table:table-cell office:value-type="float" office:value="6387.15">
            <text:p>6387.15</text:p>
          </table:table-cell>
          <table:table-cell office:value-type="float" office:value="8768.87">
            <text:p>8768.87</text:p>
          </table:table-cell>
          <table:table-cell office:value-type="float" office:value="10778.52">
            <text:p>10778.52</text:p>
          </table:table-cell>
          <table:table-cell office:value-type="float" office:value="25920.69">
            <text:p>25920.69</text:p>
          </table:table-cell>
          <table:table-cell office:value-type="float" office:value="38874.71">
            <text:p>38874.71</text:p>
          </table:table-cell>
          <table:table-cell table:number-columns-repeated="1018"/>
        </table:table-row>
        <table:table-row table:style-name="ro1">
          <table:table-cell office:value-type="string">
            <text:p>51-55</text:p>
          </table:table-cell>
          <table:table-cell office:value-type="float" office:value="10501.12">
            <text:p>10501.12</text:p>
          </table:table-cell>
          <table:table-cell office:value-type="float" office:value="13671.27">
            <text:p>13671.27</text:p>
          </table:table-cell>
          <table:table-cell office:value-type="float" office:value="16526.11">
            <text:p>16526.11</text:p>
          </table:table-cell>
          <table:table-cell office:value-type="float" office:value="37537.61">
            <text:p>37537.61</text:p>
          </table:table-cell>
          <table:table-cell office:value-type="float" office:value="57581.54">
            <text:p>57581.54</text:p>
          </table:table-cell>
          <table:table-cell table:number-columns-repeated="1018"/>
        </table:table-row>
        <table:table-row table:style-name="ro1">
          <table:table-cell office:value-type="string">
            <text:p>56-60</text:p>
          </table:table-cell>
          <table:table-cell office:value-type="float" office:value="15211.09">
            <text:p>15211.09</text:p>
          </table:table-cell>
          <table:table-cell office:value-type="float" office:value="20466.04">
            <text:p>20466.04</text:p>
          </table:table-cell>
          <table:table-cell office:value-type="float" office:value="25708.99">
            <text:p>25708.99</text:p>
          </table:table-cell>
          <table:table-cell office:value-type="float" office:value="57960.28">
            <text:p>57960.28</text:p>
          </table:table-cell>
          <table:table-cell office:value-type="float" office:value="92437.87">
            <text:p>92437.87</text:p>
          </table:table-cell>
          <table:table-cell table:number-columns-repeated="1018"/>
        </table:table-row>
        <table:table-row table:style-name="ro1">
          <table:table-cell office:value-type="string">
            <text:p>61-65</text:p>
          </table:table-cell>
          <table:table-cell office:value-type="float" office:value="21592.95">
            <text:p>21592.95</text:p>
          </table:table-cell>
          <table:table-cell office:value-type="float" office:value="28687.42">
            <text:p>28687.42</text:p>
          </table:table-cell>
          <table:table-cell office:value-type="float" office:value="37138.19">
            <text:p>37138.19</text:p>
          </table:table-cell>
          <table:table-cell office:value-type="float" office:value="81872.01">
            <text:p>81872.01</text:p>
          </table:table-cell>
          <table:table-cell office:value-type="float" office:value="135681.54">
            <text:p>135681.54</text:p>
          </table:table-cell>
          <table:table-cell table:number-columns-repeated="1018"/>
        </table:table-row>
        <table:table-row table:style-name="ro1">
          <table:table-cell office:value-type="string">
            <text:p>66-70</text:p>
          </table:table-cell>
          <table:table-cell office:value-type="float" office:value="31901.25">
            <text:p>31901.25</text:p>
          </table:table-cell>
          <table:table-cell office:value-type="float" office:value="42029.16">
            <text:p>42029.16</text:p>
          </table:table-cell>
          <table:table-cell office:value-type="float" office:value="54554.65">
            <text:p>54554.65</text:p>
          </table:table-cell>
          <table:table-cell office:value-type="float" office:value="115835.71">
            <text:p>115835.71</text:p>
          </table:table-cell>
          <table:table-cell office:value-type="float" office:value="201515.73">
            <text:p>201515.73</text:p>
          </table:table-cell>
          <table:table-cell table:number-columns-repeated="1018"/>
        </table:table-row>
        <table:table-row table:style-name="ro1">
          <table:table-cell office:value-type="string">
            <text:p>71-75</text:p>
          </table:table-cell>
          <table:table-cell office:value-type="float" office:value="40992.16">
            <text:p>40992.16</text:p>
          </table:table-cell>
          <table:table-cell office:value-type="float" office:value="54302.7">
            <text:p>54302.7</text:p>
          </table:table-cell>
          <table:table-cell office:value-type="float" office:value="71387.4">
            <text:p>71387.4</text:p>
          </table:table-cell>
          <table:table-cell office:value-type="float" office:value="150515.71">
            <text:p>150515.71</text:p>
          </table:table-cell>
          <table:table-cell office:value-type="float" office:value="263600.62">
            <text:p>263600.62</text:p>
          </table:table-cell>
          <table:table-cell table:number-columns-repeated="1018"/>
        </table:table-row>
        <table:table-row table:style-name="ro1">
          <table:table-cell office:value-type="string">
            <text:p>75-150</text:p>
          </table:table-cell>
          <table:table-cell office:value-type="float" office:value="57029.88">
            <text:p>57029.88</text:p>
          </table:table-cell>
          <table:table-cell office:value-type="float" office:value="76046.6">
            <text:p>76046.6</text:p>
          </table:table-cell>
          <table:table-cell office:value-type="float" office:value="100139.26">
            <text:p>100139.26</text:p>
          </table:table-cell>
          <table:table-cell office:value-type="float" office:value="210136.46">
            <text:p>210136.46</text:p>
          </table:table-cell>
          <table:table-cell office:value-type="float" office:value="367519.9">
            <text:p>367519.9</text:p>
          </table:table-cell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27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9">29/09/2020</text:date>, <text:time>12:5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ransformed_20_by_20_JSON-CSV.CO" style:display-name="PageStyle_Transformed by JSON-CSV.C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9T12:57:55.05</dc:date>
    <dc:creator>satyam kumar</dc:creator>
    <meta:document-statistic meta:table-count="1" meta:cell-count="90" meta:object-count="0"/>
    <meta:generator>OpenOffice/4.1.7$Win32 OpenOffice.org_project/417m1$Build-9800</meta:generator>
  </office:meta>
</office:document-meta>
</file>